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808080" draw:fill="gradient" draw:fill-color="#c0c0c0" draw:fill-gradient-name="Gradient_20_1" draw:textarea-horizontal-align="left" draw:textarea-vertical-align="middle" draw:auto-grow-height="true" draw:auto-grow-width="tru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4c4c4c" draw:fill="solid" draw:fill-color="#4c4c4c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4c4c4c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ffffff"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Arial Black'" style:font-pitch="variable" fo:font-size="100pt" style:font-size-asian="100pt" style:font-size-complex="100pt"/>
    </style:style>
    <style:style style:name="P2" style:family="paragraph">
      <style:text-properties fo:font-family="'Arial Black'" style:font-pitch="variable" fo:font-size="100pt" style:font-size-asian="100pt" style:font-size-complex="100pt"/>
    </style:style>
    <style:style style:name="P3" style:family="paragraph">
      <style:text-properties fo:color="#0047ff" fo:font-family="'Arial Black'" style:font-pitch="variable" fo:font-size="100pt" style:font-size-asian="100pt" style:font-size-complex="100pt"/>
    </style:style>
    <style:style style:name="P4" style:family="paragraph">
      <style:paragraph-properties fo:text-align="center"/>
    </style:style>
    <style:style style:name="T1" style:family="text">
      <style:text-properties fo:font-family="'Arial Black'" style:font-pitch="variable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5.435cm" svg:height="1.088cm" draw:transform="rotate (-3.14159265358979) translate (12.06cm 16.286cm)" svg:viewBox="0 0 5436 1089" draw:points="5436,0 3982,0 2217,663 2859,0 1407,0 0,1089 641,1089 1928,259 1138,1089 1719,1089 3985,259 2215,1089 2857,1089">
            <text:p/>
          </draw:polygon>
          <draw:path draw:style-name="gr1" draw:text-style-name="P1" draw:layer="layout" svg:width="2.749cm" svg:height="0.824cm" draw:transform="rotate (-3.14159265358979) translate (14.546cm 16.0035360342813cm)" svg:viewBox="0 0 2750 825" svg:d="m1894 273 838-30c26-51 24-90-4-119-30-29-92-55-185-76-68-15-173-27-310-35s-296-13-468-13c-274 0-497 5-668 15-171 10-317 32-440 64-84 22-156 53-214 94s-95 80-109 117l-156 349c-20 37-40 66-62 87s-61 48-116 81h663c42-20 71-36 87-47s37-27 63-50c65 38 137 65 216 82 105 22 239 33 404 33 218 0 408-22 575-66s292-97 371-161c73-60 85-109 39-148-50-39-192-67-427-86-288-23-476-39-562-48s-176-21-269-36c23-37 62-63 115-78 53-15 135-22 246-22 143 0 243 8 300 24 44 12 68 35 73 69zm-837 159c99 15 203 28 312 40 146 16 233 32 261 48 28 16 31 35 11 56-23 23-62 43-117 58-56 15-122 23-202 23-83 0-153-8-211-25s-95-36-108-60-6-54 21-92z">
            <text:p/>
          </draw:path>
          <draw:path draw:style-name="gr1" draw:text-style-name="P1" draw:layer="layout" svg:width="2.205cm" svg:height="0.824cm" draw:transform="rotate (-3.14159265358979) translate (16.85cm 16.0035360342813cm)" svg:viewBox="0 0 2206 825" svg:d="m2185 588-751-28c-36 36-82 61-138 77-57 15-131 23-222 23-99 0-176-9-232-27-44-12-67-28-69-47-1-22 25-39 82-51 42-8 152-19 334-31 273-18 465-36 575-51s207-42 291-79 135-80 148-127c14-52-23-97-103-135-86-37-206-65-364-84s-376-28-645-28c-285 0-494 7-623 22s-231 36-308 66c-73 31-127 72-160 123l821 28c15-25 47-44 94-55 65-16 147-24 244-24 98 0 171 6 215 18s70 27 69 44c-1 19-27 34-83 44s-174 19-357 27c-276 11-479 27-605 47s-220 49-275 87-74 79-58 124c14 46 63 90 142 133s185 78 328 103 328 38 565 38c334 0 577-20 734-61s278-100 351-176z">
            <text:p/>
          </draw:path>
          <draw:path draw:style-name="gr1" draw:text-style-name="P1" draw:layer="layout" svg:width="2.489cm" svg:height="0.824cm" draw:transform="rotate (-3.14159265358979) translate (19.4895093372884cm 16.0035360342813cm)" svg:viewBox="0 0 2490 825" svg:d="m2490 588-773-28c-8 36-35 61-79 77-45 15-113 23-204 23-99 0-183-9-253-27-53-12-88-28-105-47-20-22-5-39 42-51 36-8 137-19 310-31 258-18 436-36 534-51 99-16 174-42 228-79s71-80 44-127c-30-53-102-97-214-135-116-37-260-65-434-84s-400-28-669-28c-284 0-487 7-604 22s-201 36-252 66c-48 31-68 72-58 123l843 28c-5-25 11-44 49-55 52-16 127-24 224-24 98 0 176 6 231 18s91 27 105 44c15 20 0 34-47 44s-159 19-336 27c-266 11-455 27-567 47s-179 49-204 87-12 79 40 124c50 46 132 90 244 133s244 78 406 103 357 38 594 38c334 0 562-20 689-61s202-100 216-176z">
            <text:p/>
          </draw:path>
          <draw:path draw:style-name="gr1" draw:text-style-name="P1" draw:layer="layout" svg:width="2.537cm" svg:height="1.088cm" draw:transform="rotate (-3.14159265358979) translate (21.782cm 16.286cm)" svg:viewBox="0 0 2538 1089" svg:d="m995 0h-995l402 206h937zm493 300h-910l1255 789h705z">
            <text:p/>
          </draw:path>
          <draw:polygon draw:style-name="gr1" draw:text-style-name="P1" draw:layer="layout" svg:width="3.364cm" svg:height="0.788cm" draw:transform="rotate (-3.14159265358979) translate (24.318cm 15.9858550837554cm)" svg:viewBox="0 0 3365 789" draw:points="2807,0 1858,0 2488,500 921,0 0,0 2739,789 3365,789">
            <text:p/>
          </draw:polygon>
          <draw:path draw:style-name="gr1" draw:text-style-name="P1" draw:layer="layout" svg:width="3.554cm" svg:height="0.824cm" draw:transform="rotate (-3.14159265358979) translate (26.4236896187457cm 16.0035360342813cm)" svg:viewBox="0 0 3555 825" svg:d="m929 487h1575c115 49 178 85 187 109 19 34-31 51-147 51-73 0-162-7-270-22-67-10-158-26-273-50l-666 27c353 80 652 136 903 171 246 34 509 52 788 52 242 0 397-15 467-45 72-29 82-76 26-140-55-64-185-140-397-226-308-126-687-223-1125-300s-896-114-1318-114c-341 0-555 17-634 51s-52 84 71 149c126 65 362 149 703 253zm363-145c-164-58-251-100-257-125s50-38 169-38c137 0 303 19 498 57 121 24 256 59 402 106z">
            <text:p/>
          </draw:path>
        </draw:g>
        <draw:frame draw:style-name="gr2" draw:text-style-name="P3" draw:layer="layout" svg:width="16.081cm" svg:height="5.225cm" svg:x="8.484cm" svg:y="11.098cm">
          <draw:text-box>
            <text:p text:style-name="P2"><text:span text:style-name="T1">Massive</text:span></text:p>
          </draw:text-box>
        </draw:frame>
        <draw:custom-shape draw:style-name="gr3" draw:text-style-name="P4" draw:layer="layout" svg:width="0.55cm" svg:height="1.026cm" svg:x="6.993cm" svg:y="16.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91cm" svg:height="0.41cm" svg:x="5.102cm" svg:y="1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1.026cm" svg:x="7.859cm" svg:y="16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97cm" svg:x="7.513cm" svg:y="16.6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36cm" svg:x="6.128cm" svg:y="16.7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36cm" svg:x="8.378cm" svg:y="16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0.615cm" svg:x="6.993cm" svg:y="15.79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49cm" svg:height="0.533cm" svg:x="5.781cm" svg:y="16.88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268cm" svg:y1="15.465cm" svg:x2="7.268cm" svg:y2="15.875cm">
          <text:p/>
        </draw:line>
        <draw:custom-shape draw:style-name="gr3" draw:text-style-name="P4" draw:layer="layout" svg:width="0.378cm" svg:height="0.637cm" svg:x="5.259cm" svg:y="16.6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7.933cm" svg:y="16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8.192cm" svg:y="16.1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5.336cm" svg:y="16.7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6.461cm" svg:y="16.8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6.201cm" svg:y="16.8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7.933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8.192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7.933cm" svg:y="1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8.192cm" svg:y="1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7.933cm" svg:y="16.8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8.192cm" svg:y="16.8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7.067cm" svg:y="16.4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7.327cm" svg:y="16.4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7.327cm" svg:y="16.6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7.067cm" svg:y="16.6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7.067cm" svg:y="16.9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7.327cm" svg:y="16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0.806cm" svg:x="11.074cm" svg:y="16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91cm" svg:height="0.41cm" svg:x="9.183cm" svg:y="1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1.026cm" svg:x="11.94cm" svg:y="16.0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97cm" svg:x="11.594cm" svg:y="16.6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36cm" svg:x="9.709cm" svg:y="16.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36cm" svg:x="12.459cm" svg:y="16.7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0.615cm" svg:x="11.074cm" svg:y="16.005cm">
          <text:p/>
          <draw:enhanced-geometry svg:viewBox="0 0 21600 21600" draw:glue-points="10800 0 ?f1 10800 0 21600 10800 21600 21600 21600 ?f7 10800" draw:text-areas="?f1 10800 ?f2 18000 ?f3 7200 ?f4 21600" draw:type="isosceles-triangle" draw:modifiers="10898.00362976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49cm" svg:height="0.533cm" svg:x="10.362cm" svg:y="16.8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78cm" svg:height="0.977cm" svg:x="9.34cm" svg:y="16.3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2.014cm" svg:y="16.1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2.273cm" svg:y="16.1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9.417cm" svg:y="16.7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2.014cm" svg:y="16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2.273cm" svg:y="16.3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2.014cm" svg:y="16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2.273cm" svg:y="16.6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2.014cm" svg:y="16.8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2.273cm" svg:y="16.8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1.408cm" svg:y="16.7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1.148cm" svg:y="16.7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1.148cm" svg:y="16.9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1.408cm" svg:y="16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1.026cm" svg:x="15.083cm" svg:y="16.4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91cm" svg:height="0.41cm" svg:x="13.192cm" svg:y="1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0.865cm" svg:x="15.935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549cm" svg:height="0.697cm" svg:x="15.603cm" svg:y="16.6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636cm" svg:x="14.218cm" svg:y="16.7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533cm" svg:x="16.494cm" svg:y="16.6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77cm" svg:height="0.552cm" svg:x="16.468cm" svg:y="16.8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49cm" svg:height="0.533cm" svg:x="13.871cm" svg:y="16.8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378cm" svg:height="0.637cm" svg:x="13.349cm" svg:y="16.7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3.426cm" svg:y="16.7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4.551cm" svg:y="16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4.291cm" svg:y="16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6.023cm" svg:y="16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6.282cm" svg:y="16.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6.023cm" svg:y="16.6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6.282cm" svg:y="16.6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6.023cm" svg:y="16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6.282cm" svg:y="16.8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5.157cm" svg:y="16.4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15.417cm" svg:y="16.4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5.417cm" svg:y="16.7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5.157cm" svg:y="16.7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cm" svg:x="15.157cm" svg:y="16.9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cm" svg:x="15.417cm" svg:y="16.9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5cm" svg:height="1.026cm" svg:x="18.906cm" svg:y="16.4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4.091cm" svg:height="0.41cm" svg:x="17.25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1.026cm" svg:x="18.04cm" svg:y="16.0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97cm" svg:x="18.386cm" svg:y="16.6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20.071cm" svg:y="16.79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0.615cm" svg:x="18.906cm" svg:y="15.808cm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49cm" svg:height="0.533cm" svg:x="19.418cm" svg:y="16.895cm">
          <text:p/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19.181cm" svg:y1="15.479cm" svg:x2="19.181cm" svg:y2="15.889cm">
          <text:p/>
        </draw:line>
        <draw:custom-shape draw:style-name="gr3" draw:text-style-name="P4" draw:layer="layout" svg:width="0.378cm" svg:height="0.637cm" svg:x="20.812cm" svg:y="16.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18.378cm" svg:y="16.1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18.119cm" svg:y="16.1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0.975cm" svg:y="16.7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0.15cm" svg:y="16.8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0.41cm" svg:y="16.8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18.378cm" svg:y="16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18.119cm" svg:y="16.38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18.378cm" svg:y="16.6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18.119cm" svg:y="16.6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18.378cm" svg:y="16.8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18.119cm" svg:y="16.8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19.244cm" svg:y="16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18.984cm" svg:y="16.46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18.984cm" svg:y="16.7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19.244cm" svg:y="16.7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19.244cm" svg:y="16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18.984cm" svg:y="16.94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0.548cm" svg:x="23.006cm" svg:y="16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4.091cm" svg:height="0.41cm" svg:x="21.35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1.026cm" svg:x="22.14cm" svg:y="16.0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97cm" svg:x="22.486cm" svg:y="16.6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23.871cm" svg:y="16.7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21.621cm" svg:y="16.7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533cm" svg:x="24.218cm" svg:y="16.8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378cm" svg:height="0.637cm" svg:x="24.912cm" svg:y="16.7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2.478cm" svg:y="16.1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2.219cm" svg:y="16.1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5.075cm" svg:y="16.7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3.95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4.21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2.478cm" svg:y="16.3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2.219cm" svg:y="16.3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22.478cm" svg:y="16.6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22.219cm" svg:y="16.6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2.478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2.219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1.026cm" svg:x="25.806cm" svg:y="16.3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4.091cm" svg:height="0.41cm" svg:x="24.15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1.026cm" svg:x="24.94cm" svg:y="16.07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97cm" svg:x="25.286cm" svg:y="16.6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26.671cm" svg:y="16.78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24.421cm" svg:y="16.7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5cm" svg:height="0.615cm" svg:x="25.806cm" svg:y="15.801cm">
          <text:p/>
          <draw:enhanced-geometry svg:viewBox="0 0 21600 21600" draw:glue-points="1080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49cm" svg:height="0.533cm" svg:x="27.018cm" svg:y="16.888cm">
          <text:p/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26.081cm" svg:y1="15.472cm" svg:x2="26.081cm" svg:y2="15.882cm">
          <text:p/>
        </draw:line>
        <draw:custom-shape draw:style-name="gr3" draw:text-style-name="P4" draw:layer="layout" svg:width="0.378cm" svg:height="0.637cm" svg:x="27.712cm" svg:y="16.70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5.278cm" svg:y="16.1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5.019cm" svg:y="16.13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7.875cm" svg:y="16.77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6.75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7.01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5.278cm" svg:y="16.3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5.019cm" svg:y="16.37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25.278cm" svg:y="16.6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25.019cm" svg:y="16.6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5.278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5.019cm" svg:y="16.8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1cm" svg:x="26.144cm" svg:y="16.4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1cm" svg:x="25.884cm" svg:y="16.4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25.884cm" svg:y="16.6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26.144cm" svg:y="16.6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8cm" svg:height="0.14cm" svg:x="26.144cm" svg:y="16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137cm" svg:height="0.14cm" svg:x="25.884cm" svg:y="16.9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4" draw:layer="layout" svg:width="0.549cm" svg:height="0.636cm" svg:x="17.208cm" svg:y="16.4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7.541cm" svg:y="16.5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8cm" svg:height="0.141cm" svg:x="17.281cm" svg:y="16.5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37cm" svg:height="0.141cm" svg:x="9.417cm" svg:y="16.48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b3b3b3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6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n </meta:initial-creator>
    <meta:creation-date>2014-07-23T15:48:33</meta:creation-date>
    <dc:date>2014-07-25T14:21:11</dc:date>
    <dc:creator>Alon </dc:creator>
    <meta:editing-duration>P1DT21H47M18S</meta:editing-duration>
    <meta:editing-cycles>7</meta:editing-cycles>
    <meta:generator>LibreOffice/3.5$Linux_X86_64 LibreOffice_project/350m1$Build-2</meta:generator>
    <meta:document-statistic meta:object-count="158"/>
  </office:meta>
</office:document-meta>
</file>